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B3B0891FD7E65D9E.png" manifest:media-type="image/png"/>
  <manifest:file-entry manifest:full-path="Pictures/10000200000000AB000000AB5F381B1414A5836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2bd"/>
    </style:style>
    <style:style style:name="P2" style:family="paragraph" style:parent-style-name="Standard">
      <style:paragraph-properties fo:text-align="start" style:justify-single-word="false"/>
      <style:text-properties officeooo:paragraph-rsid="001a02bd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a02bd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a02b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a02b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a02b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a02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6" style:data-style-name="N0">8.06</text:variable-set>: <text:span text:style-name="T3">Torque and Angular Momentum</text:span></text:p>
      <text:p text:style-name="P1"/>
      <text:list xml:id="list1844388498217309605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738753516309" text:continue-numbering="true" text:style-name="L1">
        <text:list-item>
          <text:p text:style-name="P6"><text:s/><text:span text:style-name="T5">A 25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0738865096099" text:continue-numbering="true" text:style-name="L1">
        <text:list-item>
          <text:p text:style-name="P6">A 75 kg man stands on a <text:span text:style-name="T7">7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739497482601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210739596757882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2"/>
      <text:list xml:id="list210738168845334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38538559136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40091277713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738629835940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739215304948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739799718828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39662328159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5F381B1414A5836F.png" xlink:type="simple" xlink:show="embed" xlink:actuate="onLoad"/></draw:frame><draw:frame draw:style-name="Mfr1" draw:name="graphics1" text:anchor-type="paragraph" svg:x="0.0409in" svg:y="-0.4126in" svg:width="0.75in" svg:height="0.8in" draw:z-index="4"><draw:image xlink:href="Pictures/10000201000000EF00000100B3B0891FD7E65D9E.png" xlink:type="simple" xlink:show="embed" xlink:actuate="onLoad"/></draw:frame> <text:s text:c="20"/>Name:<text:tab/><text:tab/><text:date style:data-style-name="N37" text:date-value="2016-08-29T21:07:38.08698863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7065961</meta:creation-date>
    <meta:editing-duration>PT2M57S</meta:editing-duration>
    <meta:editing-cycles>4</meta:editing-cycles>
    <meta:generator>LibreOffice/5.0.6.2$Linux_X86_64 LibreOffice_project/00$Build-2</meta:generator>
    <dc:date>2016-08-29T21:07:38.049665870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